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3" style:family="paragraph" style:parent-style-name="Heading_20_3">
      <style:paragraph-properties fo:line-height="150%"/>
      <style:text-properties style:font-name="Ubuntu" fo:font-size="14pt" officeooo:rsid="00083d61" officeooo:paragraph-rsid="00083d61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053277" officeooo:paragraph-rsid="00053277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0557ae" officeooo:paragraph-rsid="000557ae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0557ae" officeooo:paragraph-rsid="00083d61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0557ae" officeooo:paragraph-rsid="000994c8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0557ae" officeooo:paragraph-rsid="000aed18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0557ae" officeooo:paragraph-rsid="000dd5d7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0557ae" officeooo:paragraph-rsid="0013387a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0557ae" officeooo:paragraph-rsid="00196f3b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083d61" officeooo:paragraph-rsid="00083d61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0911d8" officeooo:paragraph-rsid="000911d8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0aed18" officeooo:paragraph-rsid="000aed18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0ceaee" officeooo:paragraph-rsid="000ceaee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128d1f" officeooo:paragraph-rsid="00128d1f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13387a" officeooo:paragraph-rsid="0013387a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148978" officeooo:paragraph-rsid="00152e85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152e85" officeooo:paragraph-rsid="00152e85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18ac21" officeooo:paragraph-rsid="0018ac21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fo:font-weight="bold" officeooo:rsid="0013387a" officeooo:paragraph-rsid="0013387a" style:font-size-asian="14pt" style:font-weight-asian="bold" style:font-size-complex="14pt" style:font-weight-complex="bold"/>
    </style:style>
    <style:style style:name="T1" style:family="text">
      <style:text-properties officeooo:rsid="000404d9"/>
    </style:style>
    <style:style style:name="T2" style:family="text">
      <style:text-properties officeooo:rsid="000557ae"/>
    </style:style>
    <style:style style:name="T3" style:family="text">
      <style:text-properties fo:color="#000000" loext:opacity="100%" style:text-line-through-style="none" style:text-line-through-type="none" style:text-underline-style="none" style:text-blinking="false"/>
    </style:style>
    <style:style style:name="T4" style:family="text">
      <style:text-properties fo:font-weight="bold" style:font-name-asian="Noto Sans CJK SC" style:font-weight-asian="bold" style:font-name-complex="Lohit Devanagari1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994c8"/>
    </style:style>
    <style:style style:name="T7" style:family="text">
      <style:text-properties officeooo:rsid="000d4298"/>
    </style:style>
    <style:style style:name="T8" style:family="text">
      <style:text-properties officeooo:rsid="00152e85"/>
    </style:style>
    <style:style style:name="T9" style:family="text">
      <style:text-properties officeooo:rsid="001735a6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rrow Function 0<text:span text:style-name="T1">2</text:span></text:h>
      <text:p text:style-name="P4">Arrow function não é apenas uma modo comprimido de escrever funções, elas tambem tem particularidades e deficiencias em rela<text:span text:style-name="T2">ção</text:span> a uma <text:span text:style-name="T2">do tipo</text:span> normal, <text:span text:style-name="T2">ou seja, ela pode ser classificada como um tipo diferente de função e não apenas um shorthand.</text:span></text:p>
      <text:p text:style-name="P5">_____________________________________________________________________</text:p>
      <text:h text:style-name="P2" text:outline-level="2">Sem Return Mas Retorna</text:h>
      <text:p text:style-name="P6">Nas arrow functions mesmo sem a palavra-chave return ainda sim conseguimos retornar valores, isso se torna possível quando tiramos as chaves ( {} ) do codigo, já que ao colocar as chaves sempre será necessario colocar o return.</text:p>
      <text:p text:style-name="P13">Let função = (param) =&gt; {return codigo}</text:p>
      <text:h text:style-name="P3" text:outline-level="3"><text:span text:style-name="T3"><text:s text:c="27"/>↓</text:span></text:h>
      <text:p text:style-name="P13">Let função = (param) =&gt; codigo</text:p>
      <text:p text:style-name="P7">_____________________________________________________________________</text:p>
      <text:h text:style-name="P2" text:outline-level="2">S<text:span text:style-name="T4">ó Um Parâmetro</text:span></text:h>
      <text:p text:style-name="P14">Quando a função só tem um parametro é possível tirar os parênteses fazendo o codigo ficar ainda mais comprimido, mas lembre-se, ele ficará mais limitado e um pouco <text:span text:style-name="T6">complicado de ler</text:span> tambem.</text:p>
      <text:p text:style-name="P14">Let função = param =&gt; codigo</text:p>
      <text:p text:style-name="P8">_____________________________________________________________________</text:p>
      <text:h text:style-name="P2" text:outline-level="2">Arrow Function com Chaves</text:h>
      <text:p text:style-name="P15">Quando as chaves são colocadas é possível fazer coisas mais complexas porem o return se torna obrigatorio, elas se tornam uma necessidade quando o codigo em questão tiver alguma logica.</text:p>
      <text:p text:style-name="P15">Let função (param) =&gt; {if (param &gt; 10) {return ‘é maior que 10’}}</text:p>
      <text:p text:style-name="P9"><text:soft-page-break/>_____________________________________________________________________</text:p>
      <text:h text:style-name="P2" text:outline-level="2">Retornando um Json sem Return</text:h>
      <text:p text:style-name="P15">Json → Objeto literal do javascript</text:p>
      <text:p text:style-name="P16">Para fazer o objeto funcionar é preciso declara dois pares de chaves, um pra função e outro para o objeto, o return no objeto tambem será necessario.</text:p>
      <text:p text:style-name="P16">Let função = () =&gt; { return {nome:’rafa’} }</text:p>
      <text:p text:style-name="P16">Um jeito de melhorar isso, para que não fique confuso é declarar parênteses ao invés das chaves para a função, <text:span text:style-name="T7">fazendo isso o return não será obrigatorio mas os parentes sim, a vantagem é que seu codigo será de mais facil leitura.</text:span></text:p>
      <text:p text:style-name="P16">let função = () =&gt; ( {nome:’rafa’} )</text:p>
      <text:p text:style-name="P10">_____________________________________________________________________</text:p>
      <text:h text:style-name="P2" text:outline-level="2">IIFE com Arrow Function</text:h>
      <text:p text:style-name="P17">O IIFE tem a função de proteger uma função, fazendo com que ela seja executada apenas quando ela é criada/declarada, impedindo a chamada dela após sua criação. Basicamente ela vai chamar/invocar ela mesma permitindo uma única execução, depois que ela executar ela será “desativada” impossibilitando fazer outra chamada.</text:p>
      <text:p text:style-name="P18"><text:span text:style-name="T5">IIFE normal:</text:span></text:p>
      <text:p text:style-name="P18">(function ( <text:s/>) {</text:p>
      <text:p text:style-name="P18">let função = ( <text:s/>) =&gt; { codigo }</text:p>
      <text:p text:style-name="P18">}) ( <text:s/>)</text:p>
      <text:p text:style-name="P22">IIFE arrow function:</text:p>
      <text:p text:style-name="P18">(( <text:s/>) =&gt; {</text:p>
      <text:p text:style-name="P18">let função = ( <text:s/>) =&gt; { codigo }</text:p>
      <text:p text:style-name="P18">}) ( <text:s/>)</text:p>
      <text:p text:style-name="P11"/>
      <text:p text:style-name="P11"/>
      <text:p text:style-name="P11"><text:soft-page-break/>_____________________________________________________________________</text:p>
      <text:h text:style-name="P2" text:outline-level="2">Protegendo Funções</text:h>
      <text:p text:style-name="P19">Quando arquivos que estão conectados por uma pagina HTML tem o mesmo nome de função um erro surgirá, para evitar esse erro é necessario isolar as funções, fazendo elas terem scopo local e não global, impedindo que um arquivo interfira no outro, alem disso tambem vai impedir que qualquer um consiga acesso a função apenas invocando ela. É <text:span text:style-name="T8">uma boa pratica fazer em cada um dos arquivos uma função init (função de inicialização) pra garantir que nada vaze do scopo do arquivo.</text:span></text:p>
      <text:p text:style-name="P19"><text:span text:style-name="T8">Para fazer isso é necessario envolver a função com outra que tenha o nome “init”:</text:span></text:p>
      <text:p text:style-name="P20">function init( ) {</text:p>
      <text:p text:style-name="P20">let função = ( <text:s/>) =&gt; { codigo }</text:p>
      <text:p text:style-name="P20">console.log(função( <text:s/>))</text:p>
      <text:p text:style-name="P20">}</text:p>
      <text:p text:style-name="P12">_____________________________________________________________________</text:p>
      <text:p text:style-name="P21">Tempo: 42:00 - </text:p>
      <text:p text:style-name="P21"><text:a xlink:type="simple" xlink:href="https://www.youtube.com/watch?v=3EkS9-P3cIM&amp;ab_channel=MarcoBruno" text:style-name="Internet_20_link" text:visited-style-name="Visited_20_Internet_20_Link">https://www.youtube.com/watch?v=3EkS9-P3cIM&amp;ab_channel=MarcoBruno</text:a> </text:p>
      <text:p text:style-name="P12">_____________________________________________________________________</text:p>
      <text:p text:style-name="P20"/>
      <text:p text:style-name="P20"/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09:53:44.171504020</meta:creation-date>
    <dc:date>2022-09-30T12:45:49.405322373</dc:date>
    <meta:editing-duration>PT8H22M3S</meta:editing-duration>
    <meta:editing-cycles>4</meta:editing-cycles>
    <meta:generator>LibreOffice/7.3.6.2$Linux_X86_64 LibreOffice_project/30$Build-2</meta:generator>
    <meta:document-statistic meta:table-count="0" meta:image-count="0" meta:object-count="0" meta:page-count="3" meta:paragraph-count="46" meta:word-count="501" meta:character-count="3391" meta:non-whitespace-character-count="2899"/>
  </office:meta>
</office:document-meta>
</file>